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t;div class="conversation"&gt;&lt;h4&gt;Email drafting assistance&lt;/h4&gt;&lt;pre class="message"&gt;&lt;div class="author"&gt;user&lt;/div&gt;&lt;div&gt;morning Hal, need to put out a quick email...&lt;/div&gt;&lt;/pre&gt;&lt;pre class="message"&gt;&lt;div class="author"&gt;ChatGPT&lt;/div&gt;&lt;div&gt;Got it. What’s the purpose and audience of the email? Is this a **quick announcement to parishioners/community** (like your Men’s Night or Trunk or Treat recaps), or more of a **logistical notice** (like your subscription/test updates)? <text:s/></text:p>
      <text:p text:style-name="Standard"/>
      <text:p text:style-name="Standard">If you tell me: <text:s/></text:p>
      <text:p text:style-name="Standard">1. Who it’s going to (parish, Knights, a smaller volunteer group, etc.), <text:s/></text:p>
      <text:p text:style-name="Standard">2. What the one-sentence core message is (the “why now”), <text:s/></text:p>
      <text:p text:style-name="Standard"/>
      <text:p text:style-name="Standard">—I can draft you a clean, ready-to-send email with subject line, body, and sign-off in a couple minutes. <text:s/></text:p>
      <text:p text:style-name="Standard"/>
      <text:p text:style-name="Standard">Want me to spin up a template right now while you give me the basics?&lt;/div&gt;&lt;/pre&gt;&lt;pre class="message"&gt;&lt;div class="author"&gt;user&lt;/div&gt;&lt;div&gt;parish knights, email subscribe button is fixed on the site, please subscribe if you have not already, three step process 1.) enter email and click subscribe 2.) answer questions in pop up window and say ok 3.) check inbox of email you subscribed to and confirm. if you have subscribed already and see that your email is "greyed out" in the subscribe box then you need to clear your cache and try again.&lt;/div&gt;&lt;/pre&gt;&lt;pre class="message"&gt;&lt;div class="author"&gt;ChatGPT&lt;/div&gt;&lt;div&gt;Here’s a polished draft you can send to the parish Knights: <text:s/></text:p>
      <text:p text:style-name="Standard"/>
      <text:p text:style-name="Standard">---</text:p>
      <text:p text:style-name="Standard"/>
      <text:p text:style-name="Standard">**Subject:** Email Subscription is Now Working – Please Subscribe <text:s/></text:p>
      <text:p text:style-name="Standard"/>
      <text:p text:style-name="Standard">Dear Brother Knights, <text:s/></text:p>
      <text:p text:style-name="Standard"/>
      <text:p text:style-name="Standard">Good news—our email subscription button on [Our8231.org](https://our8231.org) is now fixed! If you haven’t subscribed yet, please take a moment to do so. This will ensure you receive updates, announcements, and event information directly in your inbox. <text:s/></text:p>
      <text:p text:style-name="Standard"/>
      <text:p text:style-name="Standard">**How to Subscribe (3 Steps):** <text:s/></text:p>
      <text:p text:style-name="Standard">1. Enter your email and click **Subscribe**. <text:s/></text:p>
      <text:p text:style-name="Standard">2. A pop-up window will appear—answer the short questions and click **OK**. <text:s/></text:p>
      <text:p text:style-name="Standard">3. Check your inbox (the email you entered) and click the confirmation link. <text:s/></text:p>
      <text:p text:style-name="Standard"/>
      <text:p text:style-name="Standard">**Already Subscribed?** <text:s/></text:p>
      <text:p text:style-name="Standard">If your email address appears “greyed out” in the box, it means your browser is holding old data. Just clear your cache and try again. <text:s/></text:p>
      <text:p text:style-name="Standard"/>
      <text:p text:style-name="Standard">Thank you for helping us stay connected and continue building faith, fraternity, and community together. <text:s/></text:p>
      <text:p text:style-name="Standard"/>
      <text:p text:style-name="Standard">Fraternally, <text:s/></text:p>
      <text:p text:style-name="Standard">[Your Name] <text:s/></text:p>
      <text:p text:style-name="Standard">Council 8231 <text:s/></text:p>
      <text:p text:style-name="Standard"/>
      <text:p text:style-name="Standard">---</text:p>
      <text:p text:style-name="Standard"/>
      <text:p text:style-name="Standard"><text:soft-page-break/>Want me to make a **shorter “bulletin style” version** too (2–3 lines max) for those who prefer concise emails?&lt;/div&gt;&lt;/pre&gt;&lt;pre class="message"&gt;&lt;div class="author"&gt;user&lt;/div&gt;&lt;div&gt;all good, thx Hal.&lt;/div&gt;&lt;/pre&gt;&lt;pre class="message"&gt;&lt;div class="author"&gt;ChatGPT&lt;/div&gt;&lt;div&gt;Anytime! Glad it works for you. Want me to tuck this into your **Our8231.org project log** so you’ve got a record of the subscription rollout email for future reference?&lt;/div&gt;&lt;/pre&gt;&lt;pre class="message"&gt;&lt;div class="author"&gt;user&lt;/div&gt;&lt;div&gt;nah, we good&lt;/div&gt;&lt;/pre&gt;&lt;pre class="message"&gt;&lt;div class="author"&gt;ChatGPT&lt;/div&gt;&lt;div&gt;Perfect. 👍 Have a smooth send-off then. Catch you later, Brother Knight.&lt;/div&gt;&lt;/pre&gt;&lt;pre class="message"&gt;&lt;div class="author"&gt;user&lt;/div&gt;&lt;div&gt;;)&lt;/div&gt;&lt;/pre&gt;&lt;pre class="message"&gt;&lt;div class="author"&gt;ChatGPT&lt;/div&gt;&lt;div&gt;😏&lt;/div&gt;&lt;/pre&gt;&lt;/div&g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4T22:03:31.302355122</meta:creation-date>
    <dc:date>2025-11-14T22:03:45.697770206</dc:date>
    <meta:editing-duration>PT15S</meta:editing-duration>
    <meta:editing-cycles>1</meta:editing-cycles>
    <meta:document-statistic meta:table-count="0" meta:image-count="0" meta:object-count="0" meta:page-count="2" meta:paragraph-count="22" meta:word-count="407" meta:character-count="3110" meta:non-whitespace-character-count="2689"/>
    <meta:generator>LibreOffice/24.2.7.2$Linux_X86_64 LibreOffice_project/420$Build-2</meta:generator>
  </office:meta>
</office:document-meta>
</file>